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" style:family="table">
      <style:table-properties style:width="3.2535in" table:align="left"/>
    </style:style>
    <style:style style:name="Table6.A" style:family="table-column">
      <style:table-column-properties style:column-width="3.2535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3.2535in" table:align="left"/>
    </style:style>
    <style:style style:name="Table1.A" style:family="table-column">
      <style:table-column-properties style:column-width="3.253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2535in" table:align="left"/>
    </style:style>
    <style:style style:name="Table2.A" style:family="table-column">
      <style:table-column-properties style:column-width="3.2535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2535in" table:align="left"/>
    </style:style>
    <style:style style:name="Table3.A" style:family="table-column">
      <style:table-column-properties style:column-width="3.2535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2535in" table:align="left"/>
    </style:style>
    <style:style style:name="Table4.A" style:family="table-column">
      <style:table-column-properties style:column-width="3.2535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ee83" officeooo:paragraph-rsid="0004ee83"/>
    </style:style>
    <style:style style:name="P2" style:family="paragraph" style:parent-style-name="Standard">
      <style:text-properties officeooo:rsid="0004ee83" officeooo:paragraph-rsid="0006717f"/>
    </style:style>
    <style:style style:name="P3" style:family="paragraph" style:parent-style-name="Standard">
      <style:text-properties fo:language="it" fo:country="IT" officeooo:rsid="0004ee83" officeooo:paragraph-rsid="0004ee83"/>
    </style:style>
    <style:style style:name="P4" style:family="paragraph" style:parent-style-name="Standard">
      <style:text-properties fo:language="it" fo:country="IT" officeooo:rsid="0006717f" officeooo:paragraph-rsid="0006717f"/>
    </style:style>
    <style:style style:name="P5" style:family="paragraph" style:parent-style-name="Standard">
      <style:text-properties officeooo:rsid="000f1b1e" officeooo:paragraph-rsid="000f1b1e"/>
    </style:style>
    <style:style style:name="P6" style:family="paragraph" style:parent-style-name="Standard">
      <style:text-properties officeooo:rsid="000b3b75" officeooo:paragraph-rsid="000b3b75"/>
    </style:style>
    <style:style style:name="P7" style:family="paragraph" style:parent-style-name="Standard">
      <style:text-properties officeooo:rsid="0014a85e" officeooo:paragraph-rsid="0014a85e"/>
    </style:style>
    <style:style style:name="P8" style:family="paragraph" style:parent-style-name="Standard">
      <style:text-properties officeooo:rsid="0014a85e" officeooo:paragraph-rsid="000f1b1e"/>
    </style:style>
    <style:style style:name="P9" style:family="paragraph" style:parent-style-name="Table_20_Contents">
      <style:text-properties officeooo:rsid="000f1b1e" officeooo:paragraph-rsid="00138830"/>
    </style:style>
    <style:style style:name="P10" style:family="paragraph" style:parent-style-name="Table_20_Contents">
      <style:text-properties officeooo:rsid="0004ee83" officeooo:paragraph-rsid="0004ee83"/>
    </style:style>
    <style:style style:name="P11" style:family="paragraph" style:parent-style-name="Table_20_Contents">
      <style:text-properties officeooo:rsid="0004ee83" officeooo:paragraph-rsid="0010967a"/>
    </style:style>
    <style:style style:name="P12" style:family="paragraph" style:parent-style-name="Table_20_Contents">
      <style:text-properties officeooo:rsid="0004ee83" officeooo:paragraph-rsid="0010d6d4"/>
    </style:style>
    <style:style style:name="P13" style:family="paragraph" style:parent-style-name="Table_20_Contents">
      <style:text-properties officeooo:rsid="0010967a" officeooo:paragraph-rsid="0010967a"/>
    </style:style>
    <style:style style:name="P14" style:family="paragraph" style:parent-style-name="Table_20_Contents">
      <style:text-properties fo:language="it" fo:country="IT" officeooo:rsid="0004ee83" officeooo:paragraph-rsid="0004ee83" style:font-size-asian="10.5pt"/>
    </style:style>
    <style:style style:name="P15" style:family="paragraph" style:parent-style-name="Table_20_Contents">
      <style:text-properties fo:language="it" fo:country="IT" officeooo:rsid="0004ee83" officeooo:paragraph-rsid="0010d6d4" style:font-size-asian="10.5pt"/>
    </style:style>
    <style:style style:name="P16" style:family="paragraph" style:parent-style-name="Table_20_Contents">
      <style:text-properties officeooo:rsid="0010d6d4" officeooo:paragraph-rsid="0010d6d4"/>
    </style:style>
    <style:style style:name="P17" style:family="paragraph" style:parent-style-name="Table_20_Contents">
      <style:text-properties officeooo:rsid="0010d6d4" officeooo:paragraph-rsid="00122627"/>
    </style:style>
    <style:style style:name="P18" style:family="paragraph" style:parent-style-name="Table_20_Contents">
      <style:text-properties officeooo:rsid="0006717f" officeooo:paragraph-rsid="00122627"/>
    </style:style>
    <style:style style:name="P19" style:family="paragraph" style:parent-style-name="Table_20_Contents">
      <style:text-properties officeooo:rsid="00077ef2" officeooo:paragraph-rsid="00122627"/>
    </style:style>
    <style:style style:name="P20" style:family="paragraph" style:parent-style-name="Table_20_Contents">
      <style:text-properties officeooo:rsid="00122627" officeooo:paragraph-rsid="00122627"/>
    </style:style>
    <style:style style:name="P21" style:family="paragraph" style:parent-style-name="Table_20_Contents">
      <style:text-properties officeooo:rsid="0009cb92" officeooo:paragraph-rsid="00122627"/>
    </style:style>
    <style:style style:name="P22" style:family="paragraph" style:parent-style-name="Table_20_Contents">
      <style:text-properties officeooo:rsid="000b3b75" officeooo:paragraph-rsid="00122627"/>
    </style:style>
    <style:style style:name="P23" style:family="paragraph" style:parent-style-name="Table_20_Contents">
      <style:text-properties officeooo:rsid="000bd9fe" officeooo:paragraph-rsid="000bd9fe"/>
    </style:style>
    <style:style style:name="P24" style:family="paragraph" style:parent-style-name="Table_20_Contents">
      <style:text-properties officeooo:rsid="000bd9fe" officeooo:paragraph-rsid="00122627"/>
    </style:style>
    <style:style style:name="P25" style:family="paragraph" style:parent-style-name="Table_20_Contents">
      <style:text-properties officeooo:rsid="000d41a2" officeooo:paragraph-rsid="00122627"/>
    </style:style>
    <style:style style:name="P26" style:family="paragraph" style:parent-style-name="Table_20_Contents">
      <style:text-properties officeooo:rsid="00138830" officeooo:paragraph-rsid="00138830"/>
    </style:style>
    <style:style style:name="P27" style:family="paragraph" style:parent-style-name="Text_20_body">
      <style:text-properties officeooo:rsid="0004ee83" officeooo:paragraph-rsid="0004ee83"/>
    </style:style>
    <style:style style:name="P28" style:family="paragraph" style:parent-style-name="Text_20_body">
      <style:text-properties officeooo:paragraph-rsid="0004ee83"/>
    </style:style>
    <style:style style:name="P29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officeooo:rsid="0004ee83" officeooo:paragraph-rsid="0010967a"/>
    </style:style>
    <style:style style:name="T1" style:family="text">
      <style:text-properties officeooo:rsid="0009cb92"/>
    </style:style>
    <style:style style:name="T2" style:family="text">
      <style:text-properties officeooo:rsid="0010d6d4"/>
    </style:style>
    <style:style style:name="T3" style:family="text">
      <style:text-properties fo:language="it" fo:country="IT" officeooo:rsid="0010d6d4"/>
    </style:style>
    <style:style style:name="T4" style:family="text">
      <style:text-properties officeooo:rsid="00122627"/>
    </style:style>
    <style:style style:name="T5" style:family="text">
      <style:text-properties officeooo:rsid="001388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27">Caso 1: Upload Malware (Utente)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9">Cado d’uso: Upload Malware (Utente)</text:p>
          </table:table-cell>
        </table:table-row>
        <table:table-row>
          <table:table-cell table:style-name="Table6.A2" office:value-type="string">
            <text:p text:style-name="P11">ID: UC1</text:p>
          </table:table-cell>
        </table:table-row>
        <table:table-row>
          <table:table-cell table:style-name="Table6.A2" office:value-type="string">
            <text:p text:style-name="P13">Attori: Utente,(Webapplication)</text:p>
          </table:table-cell>
        </table:table-row>
        <table:table-row>
          <table:table-cell table:style-name="Table6.A2" office:value-type="string">
            <text:p text:style-name="P10">Precondizioni:</text:p>
            <text:p text:style-name="P10"><text:tab/>1. L utente deve essersi autenticato </text:p>
            <text:p text:style-name="P10"><text:s text:c="16"/>correttamente alla web application</text:p>
          </table:table-cell>
        </table:table-row>
        <table:table-row>
          <table:table-cell table:style-name="Table6.A2" office:value-type="string">
            <text:p text:style-name="P14">Sequenza degli eventi:</text:p>
            <text:p text:style-name="P14"><text:tab/>1. Il caso d uso comincia una volta </text:p>
            <text:p text:style-name="P14"><text:s text:c="17"/>che l utente si è autenticato </text:p>
            <text:p text:style-name="P14"><text:s text:c="17"/>correttamente </text:p>
            <text:p text:style-name="P14"><text:tab/>2. L utente inserisce all interno degli</text:p>
            <text:p text:style-name="P14"><text:s text:c="17"/>appositi campi, Titolo, codice</text:p>
            <text:p text:style-name="P15"><text:s text:c="17"/>sorgente ed eseguibile</text:p>
            <text:p text:style-name="P15"><text:tab/>3. Il sistema trasmette un nuovo </text:p>
            <text:p text:style-name="P14"><text:s text:c="16"/>malware alla base di dati</text:p>
          </table:table-cell>
        </table:table-row>
        <table:table-row>
          <table:table-cell table:style-name="Table6.A2" office:value-type="string">
            <text:p text:style-name="P11">PostCondizioni:</text:p>
            <text:p text:style-name="P12"><text:tab/>1. <text:span text:style-name="T2">La web application riceve il malware</text:span></text:p>
            <text:p text:style-name="P16"><text:s text:c="16"/>inviato e inserirlo nel database </text:p>
          </table:table-cell>
        </table:table-row>
      </table:table>
      <text:p text:style-name="P28"/>
      <text:p text:style-name="Standard"/>
      <text:p text:style-name="P1">Caso 2: Registazioni utente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2">Caso <text:span text:style-name="T1">d</text:span>'uso: Registrazione Utente </text:p>
          </table:table-cell>
        </table:table-row>
        <table:table-row>
          <table:table-cell table:style-name="Table1.A2" office:value-type="string">
            <text:p text:style-name="P12">ID:UC2</text:p>
          </table:table-cell>
        </table:table-row>
        <table:table-row>
          <table:table-cell table:style-name="Table1.A2" office:value-type="string">
            <text:p text:style-name="P16">Attori: Guest,(Webapplication)</text:p>
          </table:table-cell>
        </table:table-row>
        <table:table-row>
          <table:table-cell table:style-name="Table1.A2" office:value-type="string">
            <text:p text:style-name="P12">Precondizioni:</text:p>
            <text:p text:style-name="P12"><text:tab/>1. L utente non deve essere registrato </text:p>
            <text:p text:style-name="P12"><text:s text:c="16"/>a<text:span text:style-name="T2">lla web application</text:span></text:p>
          </table:table-cell>
        </table:table-row>
        <table:table-row>
          <table:table-cell table:style-name="Table1.A2" office:value-type="string">
            <text:p text:style-name="P12">Sequenza degli eventi:</text:p>
            <text:p text:style-name="P12"><text:tab/>1. Il caso d uso comincia quando </text:p>
            <text:p text:style-name="P12"><text:s text:c="13"/>l’utente avvia una procedura di</text:p>
            <text:p text:style-name="P12"><text:s text:c="13"/>registrazione all applicazione</text:p>
            <text:p text:style-name="P12"><text:tab/>2. L utente compila i campi richiesti</text:p>
            <text:p text:style-name="P12"><text:s text:c="16"/>dall’applicazione</text:p>
            <text:p text:style-name="P12"><text:s text:c="12"/><text:span text:style-name="T2">3. L utente invia </text:span><text:span text:style-name="T3">i dati all applicazione</text:span></text:p>
          </table:table-cell>
        </table:table-row>
        <table:table-row>
          <table:table-cell table:style-name="Table1.A2" office:value-type="string">
            <text:p text:style-name="P16">Postcondizioni:</text:p>
            <text:p text:style-name="P17"><text:s text:c="11"/><text:span text:style-name="T4">1. L utente deve essere in grado di <text:s text:c="3"/></text:span></text:p>
            <text:p text:style-name="P20"><text:s text:c="15"/>autenticarsi alla webapplication</text:p>
            <text:p text:style-name="P16"/>
          </table:table-cell>
        </table:table-row>
      </table:table>
      <text:p text:style-name="P1"/>
      <text:p text:style-name="P1"/>
      <text:p text:style-name="P3"/>
      <text:p text:style-name="P3"/>
      <text:p text:style-name="P3"><text:soft-page-break/></text:p>
      <text:p text:style-name="P4">Caso 3: Download Malware</text:p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18">Caso <text:span text:style-name="T1">d</text:span>'uso: Download Malware (Utente)</text:p>
          </table:table-cell>
        </table:table-row>
        <table:table-row>
          <table:table-cell table:style-name="Table2.A2" office:value-type="string">
            <text:p text:style-name="P18">ID:UC3</text:p>
          </table:table-cell>
        </table:table-row>
        <table:table-row>
          <table:table-cell table:style-name="Table2.A2" office:value-type="string">
            <text:p text:style-name="P20">Attori: Utente, (Webapplication)</text:p>
          </table:table-cell>
        </table:table-row>
        <table:table-row>
          <table:table-cell table:style-name="Table2.A2" office:value-type="string">
            <text:p text:style-name="P19">Precondizioni:</text:p>
            <text:p text:style-name="P19"><text:tab/>1. L’utente deve essere correttamente</text:p>
            <text:p text:style-name="P19"><text:s text:c="16"/>autenticato all’applicazione</text:p>
          </table:table-cell>
        </table:table-row>
        <table:table-row>
          <table:table-cell table:style-name="Table2.A2" office:value-type="string">
            <text:p text:style-name="P21">Sequenza degli eventi:</text:p>
            <text:p text:style-name="P21"><text:tab/>1. Il caso d uso comincia quando </text:p>
            <text:p text:style-name="P21"><text:s text:c="16"/>l’utente è correttamente aute<text:span text:style-name="T4">n</text:span>ticato </text:p>
            <text:p text:style-name="P21"><text:s text:c="16"/>all’applicazione e avvia la procedura <text:s text:c="3"/></text:p>
            <text:p text:style-name="P21"><text:s text:c="16"/>di visualizzazione dei malware</text:p>
            <text:p text:style-name="P21"><text:s text:c="16"/>salvati sulla base di dati</text:p>
            <text:p text:style-name="P21"><text:tab/>2. L’utente richiede il download di uno</text:p>
            <text:p text:style-name="P21"><text:s text:c="16"/>specifico malware</text:p>
            <text:p text:style-name="P21"><text:tab/>3. Il sistema procede con l’invio di tale</text:p>
            <text:p text:style-name="P21"><text:s text:c="16"/>file all’utente</text:p>
          </table:table-cell>
        </table:table-row>
        <table:table-row>
          <table:table-cell table:style-name="Table2.A2" office:value-type="string">
            <text:p text:style-name="P21">PostCondizioni:</text:p>
            <text:p text:style-name="P21"><text:tab/>1.L’utente deve essere in grado di </text:p>
            <text:p text:style-name="P21"><text:s text:c="16"/>leggere il contenuto di tale file</text:p>
          </table:table-cell>
        </table:table-row>
      </table:table>
      <text:p text:style-name="P4"/>
      <text:p text:style-name="P2"/>
      <text:p text:style-name="P6">Caso d’uso 4: </text:p>
      <text:p text:style-name="P6"/>
      <table:table table:name="Table3" table:style-name="Table3">
        <table:table-column table:style-name="Table3.A"/>
        <table:table-row>
          <table:table-cell table:style-name="Table3.A1" office:value-type="string">
            <text:p text:style-name="P22">Caso d'uso: Gestione Utenti, Visualizzazion Specifiche (Admin)</text:p>
          </table:table-cell>
        </table:table-row>
        <table:table-row>
          <table:table-cell table:style-name="Table3.A2" office:value-type="string">
            <text:p text:style-name="P22">ID:UC4</text:p>
          </table:table-cell>
        </table:table-row>
        <table:table-row>
          <table:table-cell table:style-name="Table3.A2" office:value-type="string">
            <text:p text:style-name="P20">Attori: Admin, (Webapplication)</text:p>
          </table:table-cell>
        </table:table-row>
        <table:table-row>
          <table:table-cell table:style-name="Table3.A2" office:value-type="string">
            <text:p text:style-name="P23">Precondizioni:</text:p>
            <text:p text:style-name="P24"><text:tab/>1. L amministratore deve essere <text:s/></text:p>
            <text:p text:style-name="P24"><text:s text:c="16"/><text:span text:style-name="T4">correttamente autenticato all</text:span></text:p>
            <text:p text:style-name="P20"><text:s text:c="16"/>applicazione</text:p>
          </table:table-cell>
        </table:table-row>
        <table:table-row>
          <table:table-cell table:style-name="Table3.A2" office:value-type="string">
            <text:p text:style-name="P25">Sequenza degli eventi:</text:p>
            <text:p text:style-name="P25"><text:tab/>1. Il caso d’uso comincia quando ù</text:p>
            <text:p text:style-name="P25"><text:s text:c="16"/>l’amministratore accede alla pagina</text:p>
            <text:p text:style-name="P25"><text:s text:c="16"/>della gestione degli utenti</text:p>
            <text:p text:style-name="P25"><text:tab/>2. Il sistema deve provedere a <text:s text:c="12"/></text:p>
            <text:p text:style-name="P25"><text:s text:c="16"/>visualizzare all’amministratore la</text:p>
            <text:p text:style-name="P25"><text:s text:c="16"/>pagina con alcune delle specifiche di </text:p>
            <text:p text:style-name="P25"><text:s text:c="16"/>tutti gli utenti </text:p>
          </table:table-cell>
        </table:table-row>
        <table:table-row>
          <table:table-cell table:style-name="Table3.A2" office:value-type="string">
            <text:p text:style-name="P25">PostCondizioni:</text:p>
            <text:p text:style-name="P25"><text:tab/>1. l’amministratore deve essere in grado</text:p>
            <text:p text:style-name="P25"><text:s text:c="16"/>di interagire con tutti gli utenti <text:s/></text:p>
            <text:p text:style-name="P25"><text:s text:c="16"/>autenticati all’applicazione</text:p>
          </table:table-cell>
        </table:table-row>
      </table:table>
      <text:p text:style-name="P6"/>
      <text:p text:style-name="P1"><text:soft-page-break/></text:p>
      <text:p text:style-name="P5">Caso d’uso 5</text:p>
      <text:p text:style-name="P5"/>
      <table:table table:name="Table4" table:style-name="Table4">
        <table:table-column table:style-name="Table4.A"/>
        <table:table-row>
          <table:table-cell table:style-name="Table4.A1" office:value-type="string">
            <text:p text:style-name="P9">Caso d'uso: Visualizzazione <text:span text:style-name="T5">e Download dei</text:span> Malware (Admin)</text:p>
          </table:table-cell>
        </table:table-row>
        <table:table-row>
          <table:table-cell table:style-name="Table4.A2" office:value-type="string">
            <text:p text:style-name="P9">ID:UC5</text:p>
          </table:table-cell>
        </table:table-row>
        <table:table-row>
          <table:table-cell table:style-name="Table4.A2" office:value-type="string">
            <text:p text:style-name="P26">Attori: Admin, (Webapplication)</text:p>
          </table:table-cell>
        </table:table-row>
        <table:table-row>
          <table:table-cell table:style-name="Table4.A2" office:value-type="string">
            <text:p text:style-name="P9">Precondizioni:</text:p>
            <text:p text:style-name="P9"><text:tab/>1. L’amministratore deve <text:span text:style-name="T5">essere <text:s text:c="2"/></text:span></text:p>
            <text:p text:style-name="P26"><text:s text:c="16"/>correttamente autenticato all </text:p>
            <text:p text:style-name="P26"><text:s text:c="16"/>applicazione</text:p>
          </table:table-cell>
        </table:table-row>
        <table:table-row>
          <table:table-cell table:style-name="Table4.A2" office:value-type="string">
            <text:p text:style-name="P9">Sequenza degli eventi:</text:p>
            <text:p text:style-name="P9"><text:tab/>1. Il ca<text:span text:style-name="T5">s</text:span>o d’uso inizia quando </text:p>
            <text:p text:style-name="P9"><text:s text:c="15"/>l’amministratore accede alla pagina di</text:p>
            <text:p text:style-name="P9"><text:s text:c="15"/>visualizzazione di tutti i malware</text:p>
            <text:p text:style-name="P9"><text:tab/>2. Il sistema risponde alla richiesta </text:p>
            <text:p text:style-name="P9"><text:s text:c="16"/>visulaizzando tutta la lista di <text:tab/><text:tab/></text:p>
            <text:p text:style-name="P9"><text:s text:c="16"/>malware presenti nel database</text:p>
          </table:table-cell>
        </table:table-row>
        <table:table-row>
          <table:table-cell table:style-name="Table4.A2" office:value-type="string">
            <text:p text:style-name="P9">PostCondizioni:</text:p>
            <text:p text:style-name="P9"><text:tab/>1. L’amministratore deve essere in <text:s text:c="9"/></text:p>
            <text:p text:style-name="P9"><text:s text:c="16"/>grado di visulizzare <text:s/><text:span text:style-name="T5">e scaricare </text:span>tutti i </text:p>
            <text:p text:style-name="P9"><text:s text:c="16"/>malware presenti nel database</text:p>
          </table:table-cell>
        </table:table-row>
      </table:table>
      <text:p text:style-name="P8"/>
      <text:p text:style-name="P7"/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2T14:53:48.812723467</meta:creation-date>
    <dc:date>2016-07-08T15:43:16.594393093</dc:date>
    <meta:editing-duration>PT37M56S</meta:editing-duration>
    <meta:editing-cycles>17</meta:editing-cycles>
    <meta:generator>LibreOffice/5.1.4.2$Linux_X86_64 LibreOffice_project/10m0$Build-2</meta:generator>
    <meta:document-statistic meta:table-count="5" meta:image-count="0" meta:object-count="0" meta:page-count="3" meta:paragraph-count="95" meta:word-count="380" meta:character-count="3309" meta:non-whitespace-character-count="2332"/>
  </office:meta>
</office:document-meta>
</file>